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4b9" officeooo:paragraph-rsid="001234b9"/>
    </style:style>
    <style:style style:name="P2" style:family="paragraph" style:parent-style-name="Standard">
      <style:text-properties officeooo:rsid="001234b9" officeooo:paragraph-rsid="0012e7ce"/>
    </style:style>
    <style:style style:name="P3" style:family="paragraph" style:parent-style-name="Standard">
      <style:text-properties officeooo:rsid="0012e7ce" officeooo:paragraph-rsid="0012e7ce"/>
    </style:style>
    <style:style style:name="P4" style:family="paragraph" style:parent-style-name="Standard">
      <style:text-properties officeooo:rsid="00144e88" officeooo:paragraph-rsid="00144e88"/>
    </style:style>
    <style:style style:name="P5" style:family="paragraph" style:parent-style-name="Footer">
      <style:text-properties officeooo:rsid="00151184" officeooo:paragraph-rsid="00151184"/>
    </style:style>
    <style:style style:name="T1" style:family="text">
      <style:text-properties officeooo:rsid="0012e7c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44e88" style:font-size-asian="13pt" style:font-size-complex="13pt"/>
    </style:style>
    <style:style style:name="T4" style:family="text">
      <style:text-properties fo:font-size="13pt" officeooo:rsid="00151184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511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1">OUTPUT:</text:p>
      <text:p text:style-name="P1">My name is Neka</text:p>
      <text:p text:style-name="P1">I am studying in cmr university</text:p>
      <text:p text:style-name="P1"/>
      <text:p text:style-name="P1">2.PROGRAM 2</text:p>
      <text:p text:style-name="P1">#printing college</text:p>
      <text:p text:style-name="P1">print("cmr university")</text:p>
      <text:p text:style-name="P1">print("it locates near bagalur")</text:p>
      <text:p text:style-name="P1">print("it has very large campus looks beautiful and peaceful")</text:p>
      <text:p text:style-name="P1">print("teachers are good and friendly with students")</text:p>
      <text:p text:style-name="P1"/>
      <text:p text:style-name="P1">OUTPUT:</text:p>
      <text:p text:style-name="P1">cmr university</text:p>
      <text:p text:style-name="P1">it locates near bagalur</text:p>
      <text:p text:style-name="P1">it has very large campus looks beautiful and peaceful</text:p>
      <text:p text:style-name="P1">teachers are good and friendly with students</text:p>
      <text:p text:style-name="P1"/>
      <text:p text:style-name="P1">3.PROGRAM 3</text:p>
      <text:p text:style-name="P1">#printing values</text:p>
      <text:p text:style-name="P1">a=50</text:p>
      <text:p text:style-name="P1">print("value of a is:")</text:p>
      <text:p text:style-name="P1">print("50")</text:p>
      <text:p text:style-name="P1">b=40</text:p>
      <text:p text:style-name="P1">print("value of b is:")</text:p>
      <text:p text:style-name="P1">print("40")</text:p>
      <text:p text:style-name="P1">c=a+b</text:p>
      <text:p text:style-name="P1">print("value of c is:")</text:p>
      <text:p text:style-name="P1">print("90")</text:p>
      <text:p text:style-name="P1"/>
      <text:p text:style-name="P1">OUTPUT:</text:p>
      <text:p text:style-name="P1">value of a is:</text:p>
      <text:p text:style-name="P1">50</text:p>
      <text:p text:style-name="P1">value of b is:</text:p>
      <text:p text:style-name="P1">40</text:p>
      <text:p text:style-name="P1">value of c is:</text:p>
      <text:p text:style-name="P1">90</text:p>
      <text:p text:style-name="P1"/>
      <text:p text:style-name="P2">4.PROGRAM <text:span text:style-name="T1">4</text:span></text:p>
      <text:p text:style-name="P2"><text:span text:style-name="T1">#printing substraction</text:span></text:p>
      <text:p text:style-name="P1">p=20</text:p>
      <text:p text:style-name="P1">q=90</text:p>
      <text:p text:style-name="P1">r=-90</text:p>
      <text:p text:style-name="P1">print("value of p is:")</text:p>
      <text:p text:style-name="P1">print(p)</text:p>
      <text:p text:style-name="P1">print("value of q is:")</text:p>
      <text:p text:style-name="P1">print(q)</text:p>
      <text:p text:style-name="P1">print("value of r is:")</text:p>
      <text:p text:style-name="P1"><text:soft-page-break/>print(r)</text:p>
      <text:p text:style-name="P1">s=p-q-r</text:p>
      <text:p text:style-name="P1">print("substraction of", p,q,"and",r,"is",s)</text:p>
      <text:p text:style-name="P1"/>
      <text:p text:style-name="P3">OUTPUT:</text:p>
      <text:p text:style-name="P3">value of p is:</text:p>
      <text:p text:style-name="P3">20</text:p>
      <text:p text:style-name="P3">value of q is:</text:p>
      <text:p text:style-name="P3">90</text:p>
      <text:p text:style-name="P3">value of r is:</text:p>
      <text:p text:style-name="P3">-90</text:p>
      <text:p text:style-name="P3">substraction of 20 90 and -90 is 20</text:p>
      <text:p text:style-name="P3"/>
      <text:p text:style-name="P3">5. PROGRAM 5</text:p>
      <text:p text:style-name="P3">#pinting mathematical operators</text:p>
      <text:p text:style-name="P3">a=100</text:p>
      <text:p text:style-name="P3">b=90</text:p>
      <text:p text:style-name="P3">c=60</text:p>
      <text:p text:style-name="P3">print("value of a is:")</text:p>
      <text:p text:style-name="P3">print(a)</text:p>
      <text:p text:style-name="P3">print("value of b is:")</text:p>
      <text:p text:style-name="P3">print(b)</text:p>
      <text:p text:style-name="P3">print("value of c is:")</text:p>
      <text:p text:style-name="P3">print(c)</text:p>
      <text:p text:style-name="P3">print("the addition of 3 values is:")</text:p>
      <text:p text:style-name="P3">p=a+b+c</text:p>
      <text:p text:style-name="P3"/>
      <text:p text:style-name="P3">print(p)</text:p>
      <text:p text:style-name="P3">print("the substraction of 3 values is:")</text:p>
      <text:p text:style-name="P3">q=a-b-c</text:p>
      <text:p text:style-name="P3">print(q)</text:p>
      <text:p text:style-name="P3">print("the multiplication of 3 values is:")</text:p>
      <text:p text:style-name="P3">r=a*b*c</text:p>
      <text:p text:style-name="P3">print(r)</text:p>
      <text:p text:style-name="P3">print("the division of 3 values is:")</text:p>
      <text:p text:style-name="P3">s=a/b/c</text:p>
      <text:p text:style-name="P3">print(s)</text:p>
      <text:p text:style-name="P3">print("addition=",p,"\nsubstraction=",q,"\nmultiplication=",r,"\ndivision=",s)</text:p>
      <text:p text:style-name="P1"/>
      <text:p text:style-name="P3">OUTPUT:</text:p>
      <text:p text:style-name="P3">value of a is:</text:p>
      <text:p text:style-name="P3">100</text:p>
      <text:p text:style-name="P3">value of b is:</text:p>
      <text:p text:style-name="P3">90</text:p>
      <text:p text:style-name="P3">value of c is:</text:p>
      <text:p text:style-name="P3">60</text:p>
      <text:p text:style-name="P3">the addition of 3 values is:</text:p>
      <text:p text:style-name="P3">250</text:p>
      <text:p text:style-name="P3">the substraction of 3 values is:</text:p>
      <text:p text:style-name="P3">-50</text:p>
      <text:p text:style-name="P3">the multiplication of 3 values is:</text:p>
      <text:p text:style-name="P3">540000</text:p>
      <text:p text:style-name="P3">the division of 3 values is:</text:p>
      <text:p text:style-name="P3"><text:soft-page-break/>0.01851851851851852</text:p>
      <text:p text:style-name="P3">addition= 250 </text:p>
      <text:p text:style-name="P3">substraction= -50 </text:p>
      <text:p text:style-name="P3">multiplication= 540000 </text:p>
      <text:p text:style-name="P3">division= 0.01851851851851852</text:p>
      <text:p text:style-name="P3"/>
      <text:p text:style-name="P3">6. PROGRAM 6</text:p>
      <text:p text:style-name="P3">#printing the values using all operations</text:p>
      <text:p text:style-name="P3">x=int(input("enter a number:"))</text:p>
      <text:p text:style-name="P3">y=int(input("enter another number:"))</text:p>
      <text:p text:style-name="P3">print(x,"+",y,"=",x+y)<text:tab/></text:p>
      <text:p text:style-name="P3">print(x,"-",y,"=",x-y)</text:p>
      <text:p text:style-name="P3">print(x,"*",y,"=",x*y)</text:p>
      <text:p text:style-name="P3">print(x,"/",y,"=",x/y)</text:p>
      <text:p text:style-name="P3">print(x,"//",y,"=",x//y)</text:p>
      <text:p text:style-name="P3">print(x,"**",y,"=",x**y)</text:p>
      <text:p text:style-name="P3">print(x,"%",y,"=",x%y)</text:p>
      <text:p text:style-name="P3"/>
      <text:p text:style-name="P3">OUTPUT:</text:p>
      <text:p text:style-name="P3">enter a number:40</text:p>
      <text:p text:style-name="P3">enter another number:20</text:p>
      <text:p text:style-name="P3">40 + 20 = 60</text:p>
      <text:p text:style-name="P3">40 - 20 = 20</text:p>
      <text:p text:style-name="P3">40 * 20 = 800</text:p>
      <text:p text:style-name="P3">40 / 20 = 2.0</text:p>
      <text:p text:style-name="P3">40 // 20 = 2</text:p>
      <text:p text:style-name="P3">40 ** 20 = 109951162777600000000000000000000</text:p>
      <text:p text:style-name="P3">40 % 20 = 0</text:p>
      <text:p text:style-name="P3"/>
      <text:p text:style-name="P4">7. PROGRAM 7</text:p>
      <text:p text:style-name="P4">#find the greatest two numbers</text:p>
      <text:p text:style-name="P4">a=int(input("enter value of a:"))</text:p>
      <text:p text:style-name="P4">b=int(input("enter value of b:"))</text:p>
      <text:p text:style-name="P4">if(a&gt;b):</text:p>
      <text:p text:style-name="P4"><text:tab/>print("a is greater than b")</text:p>
      <text:p text:style-name="P4">else:</text:p>
      <text:p text:style-name="P4"><text:tab/>print("b is greater than a")</text:p>
      <text:p text:style-name="P4"/>
      <text:p text:style-name="P4">OUTPUT:</text:p>
      <text:p text:style-name="P4">enter value of a:50</text:p>
      <text:p text:style-name="P4">enter value of b:45</text:p>
      <text:p text:style-name="P4">a is greater than b</text:p>
      <text:p text:style-name="P4"/>
      <text:p text:style-name="P4">8. PROGRAM 8</text:p>
      <text:p text:style-name="P4">#find the greatest of two numbers</text:p>
      <text:p text:style-name="P4">a=int(input("enter the value of a:"))</text:p>
      <text:p text:style-name="P4">b=int(input("enter the value of b:"))</text:p>
      <text:p text:style-name="P4">if(a&gt;b):</text:p>
      <text:p text:style-name="P4"><text:tab/>print("a is greater than b")</text:p>
      <text:p text:style-name="P4">if(a&lt;b):</text:p>
      <text:p text:style-name="P4"><text:tab/>print("a is greater than b")</text:p>
      <text:p text:style-name="P4"/>
      <text:p text:style-name="P4">OUTPUT:</text:p>
      <text:p text:style-name="P4"><text:soft-page-break/>enter the value of a:50</text:p>
      <text:p text:style-name="P4">enter the value of b:45</text:p>
      <text:p text:style-name="P4">a is greater than b</text:p>
      <text:p text:style-name="P4"/>
      <text:p text:style-name="P4">9. PROGRAM 9</text:p>
      <text:p text:style-name="P4">#checking for marks and grade</text:p>
      <text:p text:style-name="P4">marks=75</text:p>
      <text:p text:style-name="P4">if(marks&gt;=90):</text:p>
      <text:p text:style-name="P4"><text:tab/>print("A")</text:p>
      <text:p text:style-name="P4">elif(marks&gt;=85):</text:p>
      <text:p text:style-name="P4"><text:tab/>print("B")</text:p>
      <text:p text:style-name="P4">elif(marks&gt;=80):</text:p>
      <text:p text:style-name="P4"><text:tab/>print("C")</text:p>
      <text:p text:style-name="P4">elif(marks&gt;=75):</text:p>
      <text:p text:style-name="P4"><text:tab/>print("D")</text:p>
      <text:p text:style-name="P4">elif(marks&gt;=70):</text:p>
      <text:p text:style-name="P4"><text:tab/>print("E")</text:p>
      <text:p text:style-name="P4">else:</text:p>
      <text:p text:style-name="P4"><text:tab/>print("F")</text:p>
      <text:p text:style-name="P4"/>
      <text:p text:style-name="P4">OUTPUT:</text:p>
      <text:p text:style-name="P4">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09-22T12:43:34.587104637</dc:date>
    <meta:editing-duration>PT2M51S</meta:editing-duration>
    <meta:editing-cycles>1</meta:editing-cycles>
    <meta:document-statistic meta:table-count="0" meta:image-count="0" meta:object-count="0" meta:page-count="4" meta:paragraph-count="163" meta:word-count="454" meta:character-count="3043" meta:non-whitespace-character-count="2592"/>
    <meta:generator>LibreOffice/6.0.3.2$Linux_X86_64 LibreOffice_project/00m0$Build-2</meta:generator>
  </office:meta>
</office:document-meta>
</file>